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transparent" style:vertical-align="automatic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13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17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6373" table:default-cell-style-name="ce13"/>
        <table:table-row table:style-name="ro1">
          <table:table-cell table:style-name="ce12" office:value-type="string" calcext:value-type="string">
            <text:p>Object Type</text:p>
          </table:table-cell>
          <table:table-cell table:style-name="ce12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2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14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14" table:formula="of:=-[.F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.299" calcext:value-type="float">
            <text:p>1.299</text:p>
          </table:table-cell>
          <table:table-cell table:formula="of:=-[.C4]" office:value-type="float" office:value="-1.299" calcext:value-type="float">
            <text:p>-1.299</text:p>
          </table:table-cell>
          <table:table-cell table:style-name="ce15" office:value-type="float" office:value="9.168" calcext:value-type="float">
            <text:p>9.168</text:p>
          </table:table-cell>
          <table:table-cell table:style-name="ce15" office:value-type="float" office:value="9.827" calcext:value-type="float">
            <text:p>9.827</text:p>
          </table:table-cell>
          <table:table-cell table:style-name="ce14" table:formula="of:=-[.F4]" office:value-type="float" office:value="-9.827" calcext:value-type="float">
            <text:p>-9.827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table:style-name="ce15" office:value-type="float" office:value="17.471" calcext:value-type="float">
            <text:p>17.471</text:p>
          </table:table-cell>
          <table:table-cell table:style-name="ce15" office:value-type="float" office:value="9.657" calcext:value-type="float">
            <text:p>9.657</text:p>
          </table:table-cell>
          <table:table-cell table:formula="of:=-[.C5]" office:value-type="float" office:value="-9.657" calcext:value-type="float">
            <text:p>-9.657</text:p>
          </table:table-cell>
          <table:table-cell table:style-name="ce15" office:value-type="float" office:value="13.365" calcext:value-type="float">
            <text:p>13.365</text:p>
          </table:table-cell>
          <table:table-cell table:style-name="ce15" office:value-type="float" office:value="2.377" calcext:value-type="float">
            <text:p>2.377</text:p>
          </table:table-cell>
          <table:table-cell table:style-name="ce14" table:formula="of:=-[.F5]" office:value-type="float" office:value="-2.377" calcext:value-type="float">
            <text:p>-2.377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table:style-name="ce15" office:value-type="float" office:value="16.116" calcext:value-type="float">
            <text:p>16.116</text:p>
          </table:table-cell>
          <table:table-cell table:style-name="ce15" office:value-type="float" office:value="12.714" calcext:value-type="float">
            <text:p>12.714</text:p>
          </table:table-cell>
          <table:table-cell table:formula="of:=-[.C6]" office:value-type="float" office:value="-12.714" calcext:value-type="float">
            <text:p>-12.714</text:p>
          </table:table-cell>
          <table:table-cell table:style-name="ce15" office:value-type="float" office:value="11.877" calcext:value-type="float">
            <text:p>11.877</text:p>
          </table:table-cell>
          <table:table-cell table:style-name="ce15" office:value-type="float" office:value="17.957" calcext:value-type="float">
            <text:p>17.957</text:p>
          </table:table-cell>
          <table:table-cell table:style-name="ce14" table:formula="of:=-[.F6]" office:value-type="float" office:value="-17.957" calcext:value-type="float">
            <text:p>-17.957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table:style-name="ce15" office:value-type="float" office:value="6.423" calcext:value-type="float">
            <text:p>6.423</text:p>
          </table:table-cell>
          <table:table-cell table:style-name="ce15" office:value-type="float" office:value="13.902" calcext:value-type="float">
            <text:p>13.902</text:p>
          </table:table-cell>
          <table:table-cell table:formula="of:=-[.C7]" office:value-type="float" office:value="-13.902" calcext:value-type="float">
            <text:p>-13.902</text:p>
          </table:table-cell>
          <table:table-cell table:style-name="ce15" office:value-type="float" office:value="6.188" calcext:value-type="float">
            <text:p>6.188</text:p>
          </table:table-cell>
          <table:table-cell table:style-name="ce15" office:value-type="float" office:value="15.872" calcext:value-type="float">
            <text:p>15.872</text:p>
          </table:table-cell>
          <table:table-cell table:style-name="ce14" table:formula="of:=-[.F7]" office:value-type="float" office:value="-15.872" calcext:value-type="float">
            <text:p>-15.872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table:style-name="ce15" office:value-type="float" office:value="4.283" calcext:value-type="float">
            <text:p>4.283</text:p>
          </table:table-cell>
          <table:table-cell table:style-name="ce15" office:value-type="float" office:value="18.284" calcext:value-type="float">
            <text:p>18.284</text:p>
          </table:table-cell>
          <table:table-cell table:formula="of:=-[.C8]" office:value-type="float" office:value="-18.284" calcext:value-type="float">
            <text:p>-18.284</text:p>
          </table:table-cell>
          <table:table-cell table:style-name="ce15" office:value-type="float" office:value="4.612" calcext:value-type="float">
            <text:p>4.612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4" table:formula="of:=-[.F8]" office:value-type="float" office:value="-16.06" calcext:value-type="float">
            <text:p>-16.06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office:value-type="float" office:value="21.259" calcext:value-type="float">
            <text:p>21.259</text:p>
          </table:table-cell>
          <table:table-cell table:formula="of:=-[.C9]" office:value-type="float" office:value="-21.259" calcext:value-type="float">
            <text:p>-21.259</text:p>
          </table:table-cell>
          <table:table-cell table:style-name="ce15" office:value-type="float" office:value="10.696" calcext:value-type="float">
            <text:p>10.696</text:p>
          </table:table-cell>
          <table:table-cell table:style-name="ce15" office:value-type="float" office:value="19.347" calcext:value-type="float">
            <text:p>19.347</text:p>
          </table:table-cell>
          <table:table-cell table:style-name="ce14" table:formula="of:=-[.F9]" office:value-type="float" office:value="-19.347" calcext:value-type="float">
            <text:p>-19.347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table:style-name="ce15" office:value-type="float" office:value="19.225" calcext:value-type="float">
            <text:p>19.225</text:p>
          </table:table-cell>
          <table:table-cell table:style-name="ce15" office:value-type="float" office:value="21.842" calcext:value-type="float">
            <text:p>21.842</text:p>
          </table:table-cell>
          <table:table-cell table:formula="of:=-[.C10]" office:value-type="float" office:value="-21.842" calcext:value-type="float">
            <text:p>-21.842</text:p>
          </table:table-cell>
          <table:table-cell table:style-name="ce15" office:value-type="float" office:value="19.636" calcext:value-type="float">
            <text:p>19.636</text:p>
          </table:table-cell>
          <table:table-cell table:style-name="ce15" office:value-type="float" office:value="23.274" calcext:value-type="float">
            <text:p>23.274</text:p>
          </table:table-cell>
          <table:table-cell table:style-name="ce14" table:formula="of:=-[.F10]" office:value-type="float" office:value="-23.274" calcext:value-type="float">
            <text:p>-23.274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table:style-name="ce15" office:value-type="float" office:value="13.572" calcext:value-type="float">
            <text:p>13.572</text:p>
          </table:table-cell>
          <table:table-cell table:style-name="ce15" office:value-type="float" office:value="26.65" calcext:value-type="float">
            <text:p>26.65</text:p>
          </table:table-cell>
          <table:table-cell table:formula="of:=-[.C11]" office:value-type="float" office:value="-26.65" calcext:value-type="float">
            <text:p>-26.65</text:p>
          </table:table-cell>
          <table:table-cell table:style-name="ce15" office:value-type="float" office:value="13.705" calcext:value-type="float">
            <text:p>13.705</text:p>
          </table:table-cell>
          <table:table-cell table:style-name="ce15" office:value-type="float" office:value="29.048" calcext:value-type="float">
            <text:p>29.048</text:p>
          </table:table-cell>
          <table:table-cell table:style-name="ce14" table:formula="of:=-[.F11]" office:value-type="float" office:value="-29.048" calcext:value-type="float">
            <text:p>-29.048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table:style-name="ce15" office:value-type="float" office:value="10.411" calcext:value-type="float">
            <text:p>10.411</text:p>
          </table:table-cell>
          <table:table-cell table:style-name="ce15" office:value-type="float" office:value="32.423" calcext:value-type="float">
            <text:p>32.423</text:p>
          </table:table-cell>
          <table:table-cell table:formula="of:=-[.C12]" office:value-type="float" office:value="-32.423" calcext:value-type="float">
            <text:p>-32.423</text:p>
          </table:table-cell>
          <table:table-cell table:style-name="ce15" office:value-type="float" office:value="14.41" calcext:value-type="float">
            <text:p>14.41</text:p>
          </table:table-cell>
          <table:table-cell table:style-name="ce15" office:value-type="float" office:value="31.342" calcext:value-type="float">
            <text:p>31.342</text:p>
          </table:table-cell>
          <table:table-cell table:style-name="ce14" table:formula="of:=-[.F12]" office:value-type="float" office:value="-31.342" calcext:value-type="float">
            <text:p>-31.342</text:p>
          </table:table-cell>
          <table:table-cell table:formula="of:=[.E12]-[.B12]" office:value-type="float" office:value="3.999" calcext:value-type="float">
            <text:p>3.999</text:p>
          </table:table-cell>
          <table:table-cell table:formula="of:=[.G12]-[.D12]" office:value-type="float" office:value="1.081" calcext:value-type="float">
            <text:p>1.0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table:style-name="ce15" office:value-type="float" office:value="5.36" calcext:value-type="float">
            <text:p>5.36</text:p>
          </table:table-cell>
          <table:table-cell table:style-name="ce15" office:value-type="float" office:value="25.73" calcext:value-type="float">
            <text:p>25.73</text:p>
          </table:table-cell>
          <table:table-cell table:formula="of:=-[.C13]" office:value-type="float" office:value="-25.73" calcext:value-type="float">
            <text:p>-25.73</text:p>
          </table:table-cell>
          <table:table-cell table:style-name="ce15" office:value-type="float" office:value="-0.353" calcext:value-type="float">
            <text:p>-0.353</text:p>
          </table:table-cell>
          <table:table-cell table:style-name="ce15" office:value-type="float" office:value="24.243" calcext:value-type="float">
            <text:p>24.243</text:p>
          </table:table-cell>
          <table:table-cell table:style-name="ce14" table:formula="of:=-[.F13]" office:value-type="float" office:value="-24.243" calcext:value-type="float">
            <text:p>-24.243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table:style-name="ce15" office:value-type="float" office:value="12.986" calcext:value-type="float">
            <text:p>12.986</text:p>
          </table:table-cell>
          <table:table-cell table:style-name="ce15" office:value-type="float" office:value="30.644" calcext:value-type="float">
            <text:p>30.644</text:p>
          </table:table-cell>
          <table:table-cell table:formula="of:=-[.C14]" office:value-type="float" office:value="-30.644" calcext:value-type="float">
            <text:p>-30.644</text:p>
          </table:table-cell>
          <table:table-cell table:style-name="ce15" office:value-type="float" office:value="14.138" calcext:value-type="float">
            <text:p>14.138</text:p>
          </table:table-cell>
          <table:table-cell table:style-name="ce15" office:value-type="float" office:value="30.083" calcext:value-type="float">
            <text:p>30.083</text:p>
          </table:table-cell>
          <table:table-cell table:style-name="ce14" table:formula="of:=-[.F14]" office:value-type="float" office:value="-30.083" calcext:value-type="float">
            <text:p>-30.08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number-columns-repeated="16375"/>
        </table:table-row>
        <table:table-row table:style-name="ro2">
          <table:table-cell table:style-name="ce14" table:number-columns-repeated="19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ams</text:p>
          </table:table-cell>
          <table:table-cell table:style-name="ce12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2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ce14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18]" office:value-type="float" office:value="9.37267" calcext:value-type="float">
            <text:p>9.37267</text:p>
          </table:table-cell>
          <table:table-cell table:formula="of:=[.F18]"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ce14" office:value-type="float" office:value="-5.62762" calcext:value-type="float">
            <text:p>-5.62762</text:p>
          </table:table-cell>
          <table:table-cell/>
          <table:table-cell table:style-name="ce14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office:value-type="float" office:value="15.19348" calcext:value-type="float">
            <text:p>15.19348</text:p>
          </table:table-cell>
          <table:table-cell table:style-name="ce14" office:value-type="float" office:value="-5.62762" calcext:value-type="float">
            <text:p>-5.62762</text:p>
          </table:table-cell>
          <table:table-cell/>
          <table:table-cell office:value-type="float" office:value="14.97824" calcext:value-type="float">
            <text:p>14.97824</text:p>
          </table:table-cell>
          <table:table-cell table:style-name="ce14" office:value-type="float" office:value="-14.12373" calcext:value-type="float">
            <text:p>-14.123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office:value-type="float" office:value="14.97824" calcext:value-type="float">
            <text:p>14.97824</text:p>
          </table:table-cell>
          <table:table-cell table:style-name="ce14" office:value-type="float" office:value="-14.12373" calcext:value-type="float">
            <text:p>-14.12373</text:p>
          </table:table-cell>
          <table:table-cell/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5</text:p>
          </table:table-cell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/>
          <table:table-cell office:value-type="float" office:value="12.01388" calcext:value-type="float">
            <text:p>12.01388</text:p>
          </table:table-cell>
          <table:table-cell office:value-type="float" office:value="-21.06885" calcext:value-type="float">
            <text:p>-21.068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22]" office:value-type="float" office:value="12.01388" calcext:value-type="float">
            <text:p>12.01388</text:p>
          </table:table-cell>
          <table:table-cell table:formula="of:=[.F22]" office:value-type="float" office:value="-21.06885" calcext:value-type="float">
            <text:p>-21.06885</text:p>
          </table:table-cell>
          <table:table-cell/>
          <table:table-cell office:value-type="float" office:value="13.55218" calcext:value-type="float">
            <text:p>13.55218</text:p>
          </table:table-cell>
          <table:table-cell office:value-type="float" office:value="-26.69201" calcext:value-type="float">
            <text:p>-26.6920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23]" office:value-type="float" office:value="13.55218" calcext:value-type="float">
            <text:p>13.55218</text:p>
          </table:table-cell>
          <table:table-cell table:formula="of:=[.F23]" office:value-type="float" office:value="-26.69201" calcext:value-type="float">
            <text:p>-26.69201</text:p>
          </table:table-cell>
          <table:table-cell/>
          <table:table-cell office:value-type="float" office:value="12.99558" calcext:value-type="float">
            <text:p>12.99558</text:p>
          </table:table-cell>
          <table:table-cell office:value-type="float" office:value="-30.63934" calcext:value-type="float">
            <text:p>-30.639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8</text:p>
          </table:table-cell>
          <table:table-cell table:formula="of:=[.E24]" office:value-type="float" office:value="12.99558" calcext:value-type="float">
            <text:p>12.99558</text:p>
          </table:table-cell>
          <table:table-cell table:formula="of:=[.F24]" office:value-type="float" office:value="-30.63934" calcext:value-type="float">
            <text:p>-30.63934</text:p>
          </table:table-cell>
          <table:table-cell/>
          <table:table-cell office:value-type="float" office:value="3.8095" calcext:value-type="float">
            <text:p>3.8095</text:p>
          </table:table-cell>
          <table:table-cell office:value-type="float" office:value="-25.32643" calcext:value-type="float">
            <text:p>-25.3264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s</text:p>
          </table:table-cell>
          <table:table-cell table:style-name="ce12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2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4481" calcext:value-type="float">
            <text:p>9.34481</text:p>
          </table:table-cell>
          <table:table-cell office:value-type="float" office:value="-3.32759" calcext:value-type="float">
            <text:p>-3.3275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28]" office:value-type="float" office:value="9.34481" calcext:value-type="float">
            <text:p>9.34481</text:p>
          </table:table-cell>
          <table:table-cell table:formula="of:=[.F28]" office:value-type="float" office:value="-3.32759" calcext:value-type="float">
            <text:p>-3.32759</text:p>
          </table:table-cell>
          <table:table-cell/>
          <table:table-cell office:value-type="float" office:value="16.05624" calcext:value-type="float">
            <text:p>16.05624</text:p>
          </table:table-cell>
          <table:table-cell office:value-type="float" office:value="-7.1486" calcext:value-type="float">
            <text:p>-7.148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3</text:p>
          </table:table-cell>
          <table:table-cell table:formula="of:=[.E29]" office:value-type="float" office:value="16.05624" calcext:value-type="float">
            <text:p>16.05624</text:p>
          </table:table-cell>
          <table:table-cell table:formula="of:=[.F29]" office:value-type="float" office:value="-7.1486" calcext:value-type="float">
            <text:p>-7.1486</text:p>
          </table:table-cell>
          <table:table-cell/>
          <table:table-cell office:value-type="float" office:value="15.90875" calcext:value-type="float">
            <text:p>15.90875</text:p>
          </table:table-cell>
          <table:table-cell office:value-type="float" office:value="-12.97034" calcext:value-type="float">
            <text:p>-12.9703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4</text:p>
          </table:table-cell>
          <table:table-cell table:formula="of:=[.E30]" office:value-type="float" office:value="15.90875" calcext:value-type="float">
            <text:p>15.90875</text:p>
          </table:table-cell>
          <table:table-cell table:formula="of:=[.F30]" office:value-type="float" office:value="-12.97034" calcext:value-type="float">
            <text:p>-12.97034</text:p>
          </table:table-cell>
          <table:table-cell/>
          <table:table-cell office:value-type="float" office:value="6.25553" calcext:value-type="float">
            <text:p>6.25553</text:p>
          </table:table-cell>
          <table:table-cell office:value-type="float" office:value="-15.30591" calcext:value-type="float">
            <text:p>-15.3059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5</text:p>
          </table:table-cell>
          <table:table-cell table:formula="of:=[.E31]" office:value-type="float" office:value="6.25553" calcext:value-type="float">
            <text:p>6.25553</text:p>
          </table:table-cell>
          <table:table-cell table:formula="of:=[.F31]" office:value-type="float" office:value="-15.30591" calcext:value-type="float">
            <text:p>-15.30591</text:p>
          </table:table-cell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8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4" table:number-columns-repeated="16365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4" table:number-columns-repeated="16365"/>
        </table:table-row>
        <table:table-row table:style-name="ro2">
          <table:table-cell office:value-type="string" calcext:value-type="string">
            <text:p>For Inside p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14" table:formula="of:=DEGREES(ACOS(([.B39]*[.D39]+[.C39]*[.E39])/(SQRT([.B39]^2+[.C39]^2)*SQRT([.D39]^2+[.E39]^2))))" office:value-type="float" office:value="61.8766200758957" calcext:value-type="float">
            <text:p>61.8766200758957</text:p>
          </table:table-cell>
          <table:table-cell table:formula="of:=DEGREES(ACOS(([.D39])/(SQRT( ([.D39])^2 + ([.E39])^2 )*SQRT(1^2) )))" office:value-type="float" office:value="91.5583188413961" calcext:value-type="float">
            <text:p>91.5583188413961</text:p>
          </table:table-cell>
          <table:table-cell table:formula="of:=[.F39]-[.G39]" office:value-type="float" office:value="-29.6816987655004" calcext:value-type="float">
            <text:p>-29.6816987655004</text:p>
          </table:table-cell>
          <table:table-cell table:style-name="ce14" table:formula="of:=DEGREES(SIN(RADIANS([.H39])))/DEGREES(COS(RADIANS([.H39])))" office:value-type="float" office:value="-0.569966669420662" calcext:value-type="float">
            <text:p>-0.569966669420662</text:p>
          </table:table-cell>
          <table:table-cell table:formula="of:=[.F18]-[.I39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14" table:formula="of:=DEGREES(ACOS(([.B40]*[.D40]+[.C40]*[.E40])/(SQRT([.B40]^2+[.C40]^2)*SQRT([.D40]^2+[.E40]^2))))" office:value-type="float" office:value="149.077575725631" calcext:value-type="float">
            <text:p>149.077575725631</text:p>
          </table:table-cell>
          <table:table-cell table:formula="of:=-DEGREES(ACOS(([.D40])/(SQRT( ([.D40])^2 + ([.E40])^2 )*SQRT(1^2) )))" office:value-type="float" office:value="-119.423475956152" calcext:value-type="float">
            <text:p>-119.423475956152</text:p>
          </table:table-cell>
          <table:table-cell table:formula="of:=[.G40]-[.F40]" office:value-type="float" office:value="-268.501051681782" calcext:value-type="float">
            <text:p>-268.501051681782</text:p>
          </table:table-cell>
          <table:table-cell table:style-name="ce14" table:formula="of:=DEGREES(SIN(RADIANS([.H40])))/DEGREES(COS(RADIANS([.H40])))" office:value-type="float" office:value="-38.2152650627736" calcext:value-type="float">
            <text:p>-38.2152650627736</text:p>
          </table:table-cell>
          <table:table-cell table:formula="of:=[.F19]-[.I40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20]-[.B20]" office:value-type="float" office:value="-0.21524" calcext:value-type="float">
            <text:p>-0.21524</text:p>
          </table:table-cell>
          <table:table-cell table:formula="of:=[.F20]-[.C20]" office:value-type="float" office:value="-8.49611" calcext:value-type="float">
            <text:p>-8.49611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14" table:formula="of:=DEGREES(ACOS(([.B41]*[.D41]+[.C41]*[.E41])/(SQRT([.B41]^2+[.C41]^2)*SQRT([.D41]^2+[.E41]^2))))" office:value-type="float" office:value="37.5045494121925" calcext:value-type="float">
            <text:p>37.5045494121925</text:p>
          </table:table-cell>
          <table:table-cell table:formula="of:=-DEGREES(ACOS(([.D41])/(SQRT( ([.D41])^2 + ([.E41])^2 )*SQRT(1^2) )))" office:value-type="float" office:value="-128.955767235654" calcext:value-type="float">
            <text:p>-128.955767235654</text:p>
          </table:table-cell>
          <table:table-cell table:formula="of:=[.G41]-[.F41]" office:value-type="float" office:value="-166.460316647847" calcext:value-type="float">
            <text:p>-166.460316647847</text:p>
          </table:table-cell>
          <table:table-cell table:style-name="ce14" table:formula="of:=DEGREES(SIN(RADIANS([.H41])))/DEGREES(COS(RADIANS([.H41])))" office:value-type="float" office:value="0.240811406419635" calcext:value-type="float">
            <text:p>0.240811406419635</text:p>
          </table:table-cell>
          <table:table-cell table:formula="of:=[.F20]-[.I41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5</text:p>
          </table:table-cell>
          <table:table-cell table:formula="of:=[.E21]-[.B21]" office:value-type="float" office:value="-10.45649" calcext:value-type="float">
            <text:p>-10.45649</text:p>
          </table:table-cell>
          <table:table-cell table:formula="of:=[.F21]-[.C21]" office:value-type="float" office:value="-2.52993" calcext:value-type="float">
            <text:p>-2.52993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style-name="ce14" table:formula="of:=DEGREES(ACOS(([.B42]*[.D42]+[.C42]*[.E42])/(SQRT([.B42]^2+[.C42]^2)*SQRT([.D42]^2+[.E42]^2))))" office:value-type="float" office:value="112.016067203101" calcext:value-type="float">
            <text:p>112.016067203101</text:p>
          </table:table-cell>
          <table:table-cell table:formula="of:=-DEGREES(ACOS(([.D42])/(SQRT( ([.D42])^2 + ([.E42])^2 )*SQRT(1^2) )))" office:value-type="float" office:value="-81.5851691234011" calcext:value-type="float">
            <text:p>-81.5851691234011</text:p>
          </table:table-cell>
          <table:table-cell table:formula="of:=[.G42]+[.F42]" office:value-type="float" office:value="30.4308980796998" calcext:value-type="float">
            <text:p>30.4308980796998</text:p>
          </table:table-cell>
          <table:table-cell table:style-name="ce14" table:formula="of:=DEGREES(SIN(RADIANS([.H42])))/DEGREES(COS(RADIANS([.H42])))" office:value-type="float" office:value="0.587421642761639" calcext:value-type="float">
            <text:p>0.587421642761639</text:p>
          </table:table-cell>
          <table:table-cell table:formula="of:=[.F21]-[.I42]*[.E21]" office:value-type="float" office:value="-19.3098338131574" calcext:value-type="float">
            <text:p>-19.3098338131574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6</text:p>
          </table:table-cell>
          <table:table-cell table:formula="of:=[.E22]-[.B22]" office:value-type="float" office:value="7.49213" calcext:value-type="float">
            <text:p>7.49213</text:p>
          </table:table-cell>
          <table:table-cell table:formula="of:=[.F22]-[.C22]" office:value-type="float" office:value="-4.41519" calcext:value-type="float">
            <text:p>-4.41519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style-name="ce14" table:formula="of:=DEGREES(ACOS(([.B43]*[.D43]+[.C43]*[.E43])/(SQRT([.B43]^2+[.C43]^2)*SQRT([.D43]^2+[.E43]^2))))" office:value-type="float" office:value="157.952219518838" calcext:value-type="float">
            <text:p>157.952219518838</text:p>
          </table:table-cell>
          <table:table-cell table:formula="of:=-DEGREES(ACOS(([.D43])/(SQRT( ([.D43])^2 + ([.E43])^2 )*SQRT(1^2) )))" office:value-type="float" office:value="-127.440933018959" calcext:value-type="float">
            <text:p>-127.440933018959</text:p>
          </table:table-cell>
          <table:table-cell table:formula="of:=[.G43]-[.F43]" office:value-type="float" office:value="-285.393152537797" calcext:value-type="float">
            <text:p>-285.393152537797</text:p>
          </table:table-cell>
          <table:table-cell table:style-name="ce14" table:formula="of:=DEGREES(SIN(RADIANS([.H43])))/DEGREES(COS(RADIANS([.H43])))" office:value-type="float" office:value="3.63217254523348" calcext:value-type="float">
            <text:p>3.63217254523348</text:p>
          </table:table-cell>
          <table:table-cell table:formula="of:=[.F22]-[.I43]*[.E22]" office:value-type="float" office:value="-64.7053350977296" calcext:value-type="float">
            <text:p>-64.7053350977296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8</text:p>
          </table:table-cell>
          <table:table-cell table:formula="of:=[.E23]-[.B23]" office:value-type="float" office:value="1.5383" calcext:value-type="float">
            <text:p>1.5383</text:p>
          </table:table-cell>
          <table:table-cell table:formula="of:=[.F23]-[.C23]" office:value-type="float" office:value="-5.62316" calcext:value-type="float">
            <text:p>-5.62316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style-name="ce14" table:formula="of:=DEGREES(ACOS(([.B44]*[.D44]+[.C44]*[.E44])/(SQRT([.B44]^2+[.C44]^2)*SQRT([.D44]^2+[.E44]^2))))" office:value-type="float" office:value="12.1252498613715" calcext:value-type="float">
            <text:p>12.1252498613715</text:p>
          </table:table-cell>
          <table:table-cell table:formula="of:=-DEGREES(ACOS(([.D44])/(SQRT( ([.D44])^2 + ([.E44])^2 )*SQRT(1^2) )))" office:value-type="float" office:value="-86.8254631595177" calcext:value-type="float">
            <text:p>-86.8254631595177</text:p>
          </table:table-cell>
          <table:table-cell table:formula="of:=[.G44]-[.F44]" office:value-type="float" office:value="-98.9507130208892" calcext:value-type="float">
            <text:p>-98.9507130208892</text:p>
          </table:table-cell>
          <table:table-cell table:style-name="ce14" table:formula="of:=DEGREES(SIN(RADIANS([.H44])))/DEGREES(COS(RADIANS([.H44])))" office:value-type="float" office:value="6.34909504836134" calcext:value-type="float">
            <text:p>6.34909504836134</text:p>
          </table:table-cell>
          <table:table-cell table:formula="of:=[.F23]-[.I44]*[.E23]" office:value-type="float" office:value="-112.736088932502" calcext:value-type="float">
            <text:p>-112.736088932502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11</text:p>
          </table:table-cell>
          <table:table-cell table:formula="of:=[.E24]-[.B24]" office:value-type="float" office:value="-0.5566" calcext:value-type="float">
            <text:p>-0.5566</text:p>
          </table:table-cell>
          <table:table-cell table:formula="of:=[.F24]-[.C24]" office:value-type="float" office:value="-3.94733" calcext:value-type="float">
            <text:p>-3.9473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style-name="ce14" table:formula="of:=DEGREES(ACOS(([.B45]*[.D45]+[.C45]*[.E45])/(SQRT([.B45]^2+[.C45]^2)*SQRT([.D45]^2+[.E45]^2))))" office:value-type="float" office:value="123.991291052032" calcext:value-type="float">
            <text:p>123.991291052032</text:p>
          </table:table-cell>
          <table:table-cell table:formula="of:=-DEGREES(ACOS(([.D45])/(SQRT( ([.D45])^2 + ([.E45])^2 )*SQRT(1^2) )))" office:value-type="float" office:value="-25.9651172968241" calcext:value-type="float">
            <text:p>-25.9651172968241</text:p>
          </table:table-cell>
          <table:table-cell table:formula="of:=[.G45]-[.F45]" office:value-type="float" office:value="-149.956408348856" calcext:value-type="float">
            <text:p>-149.956408348856</text:p>
          </table:table-cell>
          <table:table-cell table:style-name="ce14" table:formula="of:=DEGREES(SIN(RADIANS([.H45])))/DEGREES(COS(RADIANS([.H45])))" office:value-type="float" office:value="0.578365138960617" calcext:value-type="float">
            <text:p>0.578365138960617</text:p>
          </table:table-cell>
          <table:table-cell table:formula="of:=[.F24]-[.I45]*[.E24]" office:value-type="float" office:value="-38.1555304325738" calcext:value-type="float">
            <text:p>-38.1555304325738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10</text:p>
          </table:table-cell>
          <table:table-cell table:formula="of:=[.E25]-[.B25]" office:value-type="float" office:value="-9.18608" calcext:value-type="float">
            <text:p>-9.18608</text:p>
          </table:table-cell>
          <table:table-cell table:formula="of:=[.F25]-[.C25]" office:value-type="float" office:value="5.31291" calcext:value-type="float">
            <text:p>5.31291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style-name="ce14" table:formula="of:=DEGREES(ACOS(([.B46]*[.D46]+[.C46]*[.E46])/(SQRT([.B46]^2+[.C46]^2)*SQRT([.D46]^2+[.E46]^2))))" office:value-type="float" office:value="15.4541655605447" calcext:value-type="float">
            <text:p>15.4541655605447</text:p>
          </table:table-cell>
          <table:table-cell table:formula="of:=-DEGREES(ACOS(([.D46])/(SQRT( ([.D46])^2 + ([.E46])^2 )*SQRT(1^2) )))" office:value-type="float" office:value="-165.410566598164" calcext:value-type="float">
            <text:p>-165.410566598164</text:p>
          </table:table-cell>
          <table:table-cell table:formula="of:=[.G46]-[.F46]" office:value-type="float" office:value="-180.864732158708" calcext:value-type="float">
            <text:p>-180.864732158708</text:p>
          </table:table-cell>
          <table:table-cell table:style-name="ce14" table:formula="of:=DEGREES(SIN(RADIANS([.H46])))/DEGREES(COS(RADIANS([.H46])))" office:value-type="float" office:value="-0.0150935693453936" calcext:value-type="float">
            <text:p>-0.0150935693453936</text:p>
          </table:table-cell>
          <table:table-cell table:formula="of:=[.F25]-[.I46]*[.E25]" office:value-type="float" office:value="-25.2689310475787" calcext:value-type="float">
            <text:p>-25.2689310475787</text:p>
          </table:table-cell>
          <table:table-cell table:number-columns-repeated="9"/>
          <table:table-cell table:style-name="ce14" table:number-columns-repeated="1636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For outside path</text:p>
          </table:table-cell>
          <table:table-cell table:number-columns-repeated="9"/>
          <table:table-cell table:style-name="ce14"/>
          <table:table-cell table:number-columns-repeated="8"/>
          <table:table-cell table:style-name="ce14" table:number-columns-repeated="16365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28]-[.B28]" office:value-type="float" office:value="-6.65519" calcext:value-type="float">
            <text:p>-6.65519</text:p>
          </table:table-cell>
          <table:table-cell table:formula="of:=[.F28]-[.C28]" office:value-type="float" office:value="-3.32759" calcext:value-type="float">
            <text:p>-3.32759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14" table:formula="of:=DEGREES(ACOS(([.B51]*[.D51]+[.C51]*[.E51])/(SQRT([.B51]^2+[.C51]^2)*SQRT([.D51]^2+[.E51]^2))))" office:value-type="float" office:value="61.8766644182868" calcext:value-type="float">
            <text:p>61.8766644182868</text:p>
          </table:table-cell>
          <table:table-cell table:formula="of:=DEGREES(ACOS(([.D51])/(SQRT( ([.D51])^2 + ([.E51])^2 )*SQRT(1^2) )))" office:value-type="float" office:value="91.5583188413961" calcext:value-type="float">
            <text:p>91.5583188413961</text:p>
          </table:table-cell>
          <table:table-cell table:formula="of:=[.G51]-[.F51]" office:value-type="float" office:value="29.6816544231093" calcext:value-type="float">
            <text:p>29.6816544231093</text:p>
          </table:table-cell>
          <table:table-cell table:style-name="ce14" table:formula="of:=DEGREES(SIN(RADIANS([.H39])))/DEGREES(COS(RADIANS([.H39])))" office:value-type="float" office:value="-0.569966669420662" calcext:value-type="float">
            <text:p>-0.569966669420662</text:p>
          </table:table-cell>
          <table:table-cell table:formula="of:=[.F18]-[.I39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29]-[.B29]" office:value-type="float" office:value="6.71143" calcext:value-type="float">
            <text:p>6.71143</text:p>
          </table:table-cell>
          <table:table-cell table:formula="of:=[.F29]-[.C29]" office:value-type="float" office:value="-3.82101" calcext:value-type="float">
            <text:p>-3.82101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14" table:formula="of:=DEGREES(ACOS(([.B52]*[.D52]+[.C52]*[.E52])/(SQRT([.B52]^2+[.C52]^2)*SQRT([.D52]^2+[.E52]^2))))" office:value-type="float" office:value="149.077578964186" calcext:value-type="float">
            <text:p>149.077578964186</text:p>
          </table:table-cell>
          <table:table-cell table:formula="of:=-DEGREES(ACOS(([.D52])/(SQRT( ([.D52])^2 + ([.E52])^2 )*SQRT(1^2) )))" office:value-type="float" office:value="-119.423475956152" calcext:value-type="float">
            <text:p>-119.423475956152</text:p>
          </table:table-cell>
          <table:table-cell table:formula="of:=[.G52]-[.F52]" office:value-type="float" office:value="-268.501054920338" calcext:value-type="float">
            <text:p>-268.501054920338</text:p>
          </table:table-cell>
          <table:table-cell table:style-name="ce14" table:formula="of:=DEGREES(SIN(RADIANS([.H40])))/DEGREES(COS(RADIANS([.H40])))" office:value-type="float" office:value="-38.2152650627736" calcext:value-type="float">
            <text:p>-38.2152650627736</text:p>
          </table:table-cell>
          <table:table-cell table:formula="of:=[.F19]-[.I40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30]-[.B30]" office:value-type="float" office:value="-0.147489999999999" calcext:value-type="float">
            <text:p>-0.147489999999999</text:p>
          </table:table-cell>
          <table:table-cell table:formula="of:=[.F30]-[.C30]" office:value-type="float" office:value="-5.82174" calcext:value-type="float">
            <text:p>-5.82174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14" table:formula="of:=DEGREES(ACOS(([.B53]*[.D53]+[.C53]*[.E53])/(SQRT([.B53]^2+[.C53]^2)*SQRT([.D53]^2+[.E53]^2))))" office:value-type="float" office:value="37.5045263216893" calcext:value-type="float">
            <text:p>37.5045263216893</text:p>
          </table:table-cell>
          <table:table-cell table:formula="of:=-DEGREES(ACOS(([.D53])/(SQRT( ([.D53])^2 + ([.E53])^2 )*SQRT(1^2) )))" office:value-type="float" office:value="-128.955767235654" calcext:value-type="float">
            <text:p>-128.955767235654</text:p>
          </table:table-cell>
          <table:table-cell table:formula="of:=[.G53]-[.F53]" office:value-type="float" office:value="-166.460293557343" calcext:value-type="float">
            <text:p>-166.460293557343</text:p>
          </table:table-cell>
          <table:table-cell table:style-name="ce14" table:formula="of:=DEGREES(SIN(RADIANS([.H41])))/DEGREES(COS(RADIANS([.H41])))" office:value-type="float" office:value="0.240811406419635" calcext:value-type="float">
            <text:p>0.240811406419635</text:p>
          </table:table-cell>
          <table:table-cell table:formula="of:=[.F20]-[.I41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4</text:p>
          </table:table-cell>
          <table:table-cell table:formula="of:=[.E31]-[.B31]" office:value-type="float" office:value="-9.65322" calcext:value-type="float">
            <text:p>-9.65322</text:p>
          </table:table-cell>
          <table:table-cell table:formula="of:=[.F31]-[.C31]" office:value-type="float" office:value="-2.33557" calcext:value-type="float">
            <text:p>-2.33557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style-name="ce14" table:formula="of:=DEGREES(ACOS(([.B54]*[.D54]+[.C54]*[.E54])/(SQRT([.B54]^2+[.C54]^2)*SQRT([.D54]^2+[.E54]^2))))" office:value-type="float" office:value="69.5961905517502" calcext:value-type="float">
            <text:p>69.5961905517502</text:p>
          </table:table-cell>
          <table:table-cell table:formula="of:=-DEGREES(ACOS(([.D54])/(SQRT( ([.D54])^2 + ([.E54])^2 )*SQRT(1^2) )))" office:value-type="float" office:value="-96.8026302446833" calcext:value-type="float">
            <text:p>-96.8026302446833</text:p>
          </table:table-cell>
          <table:table-cell table:formula="of:=[.G54]+[.F54]" office:value-type="float" office:value="-27.2064396929331" calcext:value-type="float">
            <text:p>-27.2064396929331</text:p>
          </table:table-cell>
          <table:table-cell table:style-name="ce14" table:formula="of:=DEGREES(SIN(RADIANS([.H42])))/DEGREES(COS(RADIANS([.H42])))" office:value-type="float" office:value="0.587421642761639" calcext:value-type="float">
            <text:p>0.587421642761639</text:p>
          </table:table-cell>
          <table:table-cell table:formula="of:=[.F21]-[.I42]*[.E21]" office:value-type="float" office:value="-19.3098338131574" calcext:value-type="float">
            <text:p>-19.3098338131574</text:p>
          </table:table-cell>
          <table:table-cell office:value-type="string" calcext:value-type="string">
            <text:p>`</text:p>
          </table:table-cell>
          <table:table-cell office:value-type="float" office:value="152.8" calcext:value-type="float">
            <text:p>152.8</text:p>
          </table:table-cell>
          <table:table-cell office:value-type="float" office:value="27.2" calcext:value-type="float">
            <text:p>27.2</text:p>
          </table:table-cell>
          <table:table-cell table:number-columns-repeated="6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7</text:p>
          </table:table-cell>
          <table:table-cell table:formula="of:=[.E31]-[.B31]" office:value-type="float" office:value="-9.65322" calcext:value-type="float">
            <text:p>-9.65322</text:p>
          </table:table-cell>
          <table:table-cell table:formula="of:=[.F31]-[.C31]" office:value-type="float" office:value="-2.33557" calcext:value-type="float">
            <text:p>-2.33557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style-name="ce14" table:formula="of:=DEGREES(ACOS(([.B55]*[.D55]+[.C55]*[.E55])/(SQRT([.B55]^2+[.C55]^2)*SQRT([.D55]^2+[.E55]^2))))" office:value-type="float" office:value="92.4128913033841" calcext:value-type="float">
            <text:p>92.4128913033841</text:p>
          </table:table-cell>
          <table:table-cell table:formula="of:=-DEGREES(ACOS(([.D55])/(SQRT( ([.D55])^2 + ([.E55])^2 )*SQRT(1^2) )))" office:value-type="float" office:value="-73.9859294930493" calcext:value-type="float">
            <text:p>-73.9859294930493</text:p>
          </table:table-cell>
          <table:table-cell table:formula="of:=[.G55]+[.F55]" office:value-type="float" office:value="18.4269618103348" calcext:value-type="float">
            <text:p>18.4269618103348</text:p>
          </table:table-cell>
          <table:table-cell table:style-name="ce14" table:formula="of:=DEGREES(SIN(RADIANS([.H43])))/DEGREES(COS(RADIANS([.H43])))" office:value-type="float" office:value="3.63217254523348" calcext:value-type="float">
            <text:p>3.63217254523348</text:p>
          </table:table-cell>
          <table:table-cell table:formula="of:=[.F22]-[.I43]*[.E22]" office:value-type="float" office:value="-64.7053350977296" calcext:value-type="float">
            <text:p>-64.7053350977296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9</text:p>
          </table:table-cell>
          <table:table-cell table:formula="of:=[.E23]-[.B23]" office:value-type="float" office:value="1.5383" calcext:value-type="float">
            <text:p>1.5383</text:p>
          </table:table-cell>
          <table:table-cell table:formula="of:=[.F23]-[.C23]" office:value-type="float" office:value="-5.62316" calcext:value-type="float">
            <text:p>-5.62316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style-name="ce14" table:formula="of:=DEGREES(ACOS(([.B56]*[.D56]+[.C56]*[.E56])/(SQRT([.B56]^2+[.C56]^2)*SQRT([.D56]^2+[.E56]^2))))" office:value-type="float" office:value="12.1252498613715" calcext:value-type="float">
            <text:p>12.1252498613715</text:p>
          </table:table-cell>
          <table:table-cell table:formula="of:=-DEGREES(ACOS(([.D56])/(SQRT( ([.D56])^2 + ([.E56])^2 )*SQRT(1^2) )))" office:value-type="float" office:value="-86.8254631595177" calcext:value-type="float">
            <text:p>-86.8254631595177</text:p>
          </table:table-cell>
          <table:table-cell table:formula="of:=[.G56]-[.F56]" office:value-type="float" office:value="-98.9507130208892" calcext:value-type="float">
            <text:p>-98.9507130208892</text:p>
          </table:table-cell>
          <table:table-cell table:style-name="ce14" table:formula="of:=DEGREES(SIN(RADIANS([.H44])))/DEGREES(COS(RADIANS([.H44])))" office:value-type="float" office:value="6.34909504836134" calcext:value-type="float">
            <text:p>6.34909504836134</text:p>
          </table:table-cell>
          <table:table-cell table:formula="of:=[.F23]-[.I44]*[.E23]" office:value-type="float" office:value="-112.736088932502" calcext:value-type="float">
            <text:p>-112.736088932502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office:value-type="string" calcext:value-type="string">
            <text:p>Mirror 10</text:p>
          </table:table-cell>
          <table:table-cell table:formula="of:=[.E24]-[.B24]" office:value-type="float" office:value="-0.5566" calcext:value-type="float">
            <text:p>-0.5566</text:p>
          </table:table-cell>
          <table:table-cell table:formula="of:=[.F24]-[.C24]" office:value-type="float" office:value="-3.94733" calcext:value-type="float">
            <text:p>-3.9473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style-name="ce14" table:formula="of:=DEGREES(ACOS(([.B57]*[.D57]+[.C57]*[.E57])/(SQRT([.B57]^2+[.C57]^2)*SQRT([.D57]^2+[.E57]^2))))" office:value-type="float" office:value="123.991291052032" calcext:value-type="float">
            <text:p>123.991291052032</text:p>
          </table:table-cell>
          <table:table-cell table:formula="of:=-DEGREES(ACOS(([.D57])/(SQRT( ([.D57])^2 + ([.E57])^2 )*SQRT(1^2) )))" office:value-type="float" office:value="-25.9651172968241" calcext:value-type="float">
            <text:p>-25.9651172968241</text:p>
          </table:table-cell>
          <table:table-cell table:formula="of:=[.G57]-[.F57]" office:value-type="float" office:value="-149.956408348856" calcext:value-type="float">
            <text:p>-149.956408348856</text:p>
          </table:table-cell>
          <table:table-cell table:style-name="ce14" table:formula="of:=DEGREES(SIN(RADIANS([.H45])))/DEGREES(COS(RADIANS([.H45])))" office:value-type="float" office:value="0.578365138960617" calcext:value-type="float">
            <text:p>0.578365138960617</text:p>
          </table:table-cell>
          <table:table-cell table:formula="of:=[.F24]-[.I45]*[.E24]" office:value-type="float" office:value="-38.1555304325738" calcext:value-type="float">
            <text:p>-38.1555304325738</text:p>
          </table:table-cell>
          <table:table-cell table:number-columns-repeated="9"/>
          <table:table-cell table:style-name="ce14" table:number-columns-repeated="16365"/>
        </table:table-row>
        <table:table-row table:style-name="ro2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10"/>
          <table:table-cell table:style-name="ce14" table:number-columns-repeated="16365"/>
        </table:table-row>
        <table:table-row table:style-name="ro2">
          <table:table-cell table:number-columns-repeated="16384"/>
        </table:table-row>
        <table:table-row table:style-name="ro2" table:number-rows-repeated="9">
          <table:table-cell table:number-columns-repeated="6"/>
          <table:table-cell table:style-name="ce17" table:number-columns-repeated="7"/>
          <table:table-cell table:number-columns-repeated="6"/>
          <table:table-cell table:style-name="ce14" table:number-columns-repeated="16365"/>
        </table:table-row>
        <table:table-row table:style-name="ro2">
          <table:table-cell table:number-columns-repeated="2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2"/>
          <table:table-cell table:number-columns-repeated="2"/>
          <table:table-cell table:style-name="ce17" table:number-columns-repeated="2"/>
          <table:table-cell table:number-columns-repeated="6"/>
          <table:table-cell table:style-name="ce14" table:number-columns-repeated="16365"/>
        </table:table-row>
        <table:table-row table:style-name="ro2">
          <table:table-cell table:number-columns-repeated="8"/>
          <table:table-cell table:style-name="ce14"/>
          <table:table-cell table:number-columns-repeated="2"/>
          <table:table-cell table:style-name="ce17" table:number-columns-repeated="2"/>
          <table:table-cell table:number-columns-repeated="6"/>
          <table:table-cell table:style-name="ce14" table:number-columns-repeated="16365"/>
        </table:table-row>
        <table:table-row table:style-name="ro2" table:number-rows-repeated="12">
          <table:table-cell table:number-columns-repeated="8"/>
          <table:table-cell table:style-name="ce14"/>
          <table:table-cell table:number-columns-repeated="10"/>
          <table:table-cell table:style-name="ce14" table:number-columns-repeated="16365"/>
        </table:table-row>
        <table:table-row table:style-name="ro2" table:number-rows-repeated="6">
          <table:table-cell table:number-columns-repeated="16384"/>
        </table:table-row>
        <table:table-row table:style-name="ro2" table:number-rows-repeated="11">
          <table:table-cell/>
          <table:table-cell table:style-name="ce15"/>
          <table:table-cell table:style-name="ce17" table:number-columns-repeated="4"/>
          <table:table-cell table:number-columns-repeated="13"/>
          <table:table-cell table:style-name="ce14" table:number-columns-repeated="16365"/>
        </table:table-row>
        <table:table-row table:style-name="ro4" table:number-rows-repeated="10484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creator>Noah Alexiou</dc:creator>
    <meta:creation-date>2024-11-17T17:05:29Z</meta:creation-date>
    <dc:date>2024-11-21T05:54:46Z</dc:date>
    <meta:editing-cycles>14</meta:editing-cycles>
    <meta:editing-duration>PT11615S</meta:editing-duration>
    <meta:document-statistic meta:table-count="1" meta:cell-count="380" meta:object-count="0"/>
  </office:meta>
</office:document-meta>
</file>